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vice_Summary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Package_8P3" table:style-name="ta2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2">
            <text:p>ATtiny85 - 8P3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3">
            <text:p>Package Description</text:p>
          </table:table-cell>
          <table:covered-table-cell/>
          <table:table-cell table:number-columns-repeated="3" table:style-name="ce1"/>
          <table:table-cell office:value-type="string" table:number-columns-spanned="2" table:number-rows-spanned="1" table:style-name="ce3">
            <text:p>Assumptions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number-columns-spanned="4" table:number-rows-spanned="8" table:style-name="ce4">
            <text:p>8P3, 8-lead, 0.300" Wide Body, Plastic Dual</text:p>
            <text:p>In-line Package (PDIP)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8" table:style-name="ce6">
            <text:p>- Using NOM measurements from datasheet.</text:p>
            <text:p>- Measurements are in inches (sorry).</text:p>
            <text:p>- Origin (0,0) is center of PIN1</text:p>
            <text:p>- X direction is width (shortest dimension)</text:p>
            <text:p>- Y direction is length (longest dimension)</text:p>
            <text:p>- X1, X2, Y1, and Y2 are points representing the outer frame.</text:p>
            <text:p>- PIN1, PIN2, ... are coordinates representing the pins of the microcontroller</text:p>
          </table:table-cell>
          <table:covered-table-cell table:number-columns-repeated="3"/>
          <table:table-cell table:number-columns-repeated="16375"/>
        </table:table-row>
        <table:table-row table:number-rows-repeated="7" table:style-name="ro1">
          <table:covered-table-cell/>
          <table:covered-table-cell table:number-columns-repeated="3"/>
          <table:table-cell table:style-name="ce1"/>
          <table:covered-table-cell/>
          <table:covered-table-cell table:number-columns-repeated="3"/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3">
            <text:p>Measurements</text:p>
          </table:table-cell>
          <table:covered-table-cell/>
          <table:table-cell table:number-columns-repeated="3" table:style-name="ce1"/>
          <table:table-cell office:value-type="string" table:number-columns-spanned="2" table:number-rows-spanned="1" table:style-name="ce3">
            <text:p>Calculations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1">
            <text:p>eA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Pin separation width</text:p>
          </table:table-cell>
          <table:table-cell table:number-columns-repeated="2" table:style-name="ce1"/>
          <table:table-cell office:value-type="string" table:style-name="ce5">
            <text:p>PIN1-&gt;X1</text:p>
          </table:table-cell>
          <table:table-cell office:value-type="float" office:value="2.4999999999999994E-2" table:formula="of:= ([.B12] - [.B13]) / 2" table:style-name="ce1">
            <text:p>0.025</text:p>
          </table:table-cell>
          <table:table-cell office:value-type="string" table:style-name="ce1">
            <text:p>Distance between width-wise edge of outer frame and PIN1's cente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1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Width of frame</text:p>
          </table:table-cell>
          <table:table-cell table:number-columns-repeated="2" table:style-name="ce1"/>
          <table:table-cell office:value-type="string" table:style-name="ce1">
            <text:p>PIN1-&gt;Y1</text:p>
          </table:table-cell>
          <table:table-cell office:value-type="float" office:value="3.2499999999999973E-2" table:formula="of:= ([.B15] - [.B14]*3) / 2" table:style-name="ce1">
            <text:p>0.0325</text:p>
          </table:table-cell>
          <table:table-cell office:value-type="string" table:style-name="ce1">
            <text:p>Distance between length-wise edge of outer frame and PIN1's cente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0.1" table:style-name="ce1">
            <text:p>0.1</text:p>
          </table:table-cell>
          <table:table-cell office:value-type="string" table:style-name="ce1">
            <text:p>Pin separation length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0.36499999999999999" table:style-name="ce1">
            <text:p>0.365</text:p>
          </table:table-cell>
          <table:table-cell office:value-type="string" table:style-name="ce1">
            <text:p>Length of frame</text:p>
          </table:table-cell>
          <table:table-cell table:number-columns-repeated="16381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3">
            <text:p>Coordinates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1">
            <text:p>X1</text:p>
          </table:table-cell>
          <table:table-cell office:value-type="float" office:value="2.4999999999999994E-2" table:formula="of:= 0 + [.G12]" table:style-name="ce1">
            <text:p>0.025</text:p>
          </table:table-cell>
          <table:table-cell office:value-type="string" table:style-name="ce1">
            <text:p>PIN3_Y</text:p>
          </table:table-cell>
          <table:table-cell office:value-type="float" office:value="0.2" table:formula="of:= [.B27] + [.B14]*2" table:style-name="ce1">
            <text:p>0.2</text:p>
          </table:table-cell>
          <table:table-cell office:value-type="string" table:style-name="ce1">
            <text:p>PIN8_X</text:p>
          </table:table-cell>
          <table:table-cell office:value-type="float" office:value="0.3" table:formula="of:= [.B26] + [.B12]*1" table:style-name="ce1">
            <text:p>0.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2</text:p>
          </table:table-cell>
          <table:table-cell office:value-type="float" office:value="0.27500000000000002" table:formula="of:= [.B22] + [.B13]" table:style-name="ce1">
            <text:p>0.275</text:p>
          </table:table-cell>
          <table:table-cell office:value-type="string" table:style-name="ce1">
            <text:p>PIN4_X</text:p>
          </table:table-cell>
          <table:table-cell office:value-type="float" office:value="0" table:formula="of:= [.B26] + [.B12]*0" table:style-name="ce1">
            <text:p>0</text:p>
          </table:table-cell>
          <table:table-cell office:value-type="string" table:style-name="ce1">
            <text:p>PIN8_Y</text:p>
          </table:table-cell>
          <table:table-cell office:value-type="float" office:value="0.30000000000000004" table:formula="of:= [.B27] + [.B14]*3" table:style-name="ce1">
            <text:p>0.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1</text:p>
          </table:table-cell>
          <table:table-cell office:value-type="float" office:value="3.2499999999999973E-2" table:formula="of:= 0 + [.G13]" table:style-name="ce1">
            <text:p>0.0325</text:p>
          </table:table-cell>
          <table:table-cell office:value-type="string" table:style-name="ce1">
            <text:p>PIN4_Y</text:p>
          </table:table-cell>
          <table:table-cell office:value-type="float" office:value="0.30000000000000004" table:formula="of:= [.B27] + [.B14]*3" table:style-name="ce1">
            <text:p>0.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Y2</text:p>
          </table:table-cell>
          <table:table-cell office:value-type="float" office:value="-0.33250000000000002" table:formula="of:= [.B24] - [.B15]" table:style-name="ce1">
            <text:p>-0.3325</text:p>
          </table:table-cell>
          <table:table-cell office:value-type="string" table:style-name="ce1">
            <text:p>PIN5_X</text:p>
          </table:table-cell>
          <table:table-cell office:value-type="float" office:value="0.3" table:formula="of:= [.B26] + [.B12]*1" table:style-name="ce1">
            <text:p>0.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IN1_X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N5_Y</text:p>
          </table:table-cell>
          <table:table-cell office:value-type="float" office:value="0" table:formula="of:= [.B27] + [.B14]*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IN1_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IN6_X</text:p>
          </table:table-cell>
          <table:table-cell office:value-type="float" office:value="0.3" table:formula="of:= [.B26] + [.B12]*1" table:style-name="ce1">
            <text:p>0.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IN2_X</text:p>
          </table:table-cell>
          <table:table-cell office:value-type="float" office:value="0" table:formula="of:= [.B26] + [.B12]*0" table:style-name="ce1">
            <text:p>0</text:p>
          </table:table-cell>
          <table:table-cell office:value-type="string" table:style-name="ce1">
            <text:p>PIN6_Y</text:p>
          </table:table-cell>
          <table:table-cell office:value-type="float" office:value="0.1" table:formula="of:= [.B27] + [.B14]*1" table:style-name="ce1">
            <text:p>0.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IN2_Y</text:p>
          </table:table-cell>
          <table:table-cell office:value-type="float" office:value="0.1" table:formula="of:= [.B27] + [.B14]*1" table:style-name="ce1">
            <text:p>0.1</text:p>
          </table:table-cell>
          <table:table-cell office:value-type="string" table:style-name="ce1">
            <text:p>PIN7_X</text:p>
          </table:table-cell>
          <table:table-cell office:value-type="float" office:value="0.3" table:formula="of:= [.B26] + [.B12]*1" table:style-name="ce1">
            <text:p>0.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IN3_X</text:p>
          </table:table-cell>
          <table:table-cell office:value-type="float" office:value="0" table:formula="of:= [.B26] + [.B12]*0" table:style-name="ce1">
            <text:p>0</text:p>
          </table:table-cell>
          <table:table-cell office:value-type="string" table:style-name="ce1">
            <text:p>PIN7_Y</text:p>
          </table:table-cell>
          <table:table-cell office:value-type="float" office:value="0.2" table:formula="of:= [.B27] + [.B14]*2" table:style-name="ce1">
            <text:p>0.2</text:p>
          </table:table-cell>
          <table:table-cell table:number-columns-repeated="16380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/>
    <dc:creator>Joseph Yankel</dc:creator>
    <meta:creation-date>2015-06-05T18:17:20Z</meta:creation-date>
    <dc:date>2018-06-26T12:24:33Z</dc:date>
  </office:meta>
</office:document-meta>
</file>